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01000000013B767A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25.102cm" fo:margin-left="-0.303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514cm"/>
    </style:style>
    <style:style style:name="Table1.B" style:family="table-column">
      <style:table-column-properties style:column-width="3.226cm"/>
    </style:style>
    <style:style style:name="Table1.C" style:family="table-column">
      <style:table-column-properties style:column-width="3.224cm"/>
    </style:style>
    <style:style style:name="Table1.H" style:family="table-column">
      <style:table-column-properties style:column-width="3.2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middle" fo:padding="0.265cm" fo:border-left="0.75pt solid #c0c0c0" fo:border-right="none" fo:border-top="0.75pt solid #c0c0c0" fo:border-bottom="0.75pt dotted #c0c0c0" style:writing-mode="lr-tb"/>
    </style:style>
    <style:style style:name="Table1.B1" style:family="table-cell">
      <style:table-cell-properties style:vertical-align="middle" fo:padding="0.265cm" fo:border-left="0.75pt dotted #c0c0c0" fo:border-right="none" fo:border-top="0.75pt solid #c0c0c0" fo:border-bottom="0.75pt dotted #c0c0c0" style:writing-mode="lr-tb"/>
    </style:style>
    <style:style style:name="Table1.H1" style:family="table-cell">
      <style:table-cell-properties style:vertical-align="middle" fo:padding="0.265cm" fo:border-left="0.75pt dotted #c0c0c0" fo:border-right="0.75pt solid #c0c0c0" fo:border-top="0.75pt solid #c0c0c0" fo:border-bottom="0.75pt dotted #c0c0c0" style:writing-mode="lr-tb"/>
    </style:style>
    <style:style style:name="Table1.2" style:family="table-row">
      <style:table-row-properties style:min-row-height="0.6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padding="0.265cm" fo:border-left="0.75pt solid #c0c0c0" fo:border-right="none" fo:border-top="none" fo:border-bottom="0.75pt dotted #c0c0c0" style:writing-mode="lr-tb"/>
    </style:style>
    <style:style style:name="Table1.B2" style:family="table-cell">
      <style:table-cell-properties style:vertical-align="middle" fo:background-color="#c0c0c0" fo:padding="0.265cm" fo:border-left="0.75pt dotted #c0c0c0" fo:border-right="none" fo:border-top="none" fo:border-bottom="0.75pt dotted #c0c0c0" style:writing-mode="lr-tb">
        <style:background-image/>
      </style:table-cell-properties>
    </style:style>
    <style:style style:name="Table1.C2" style:family="table-cell">
      <style:table-cell-properties style:vertical-align="middle" fo:background-color="#c0c0c0" fo:padding="0.265cm" fo:border-left="none" fo:border-right="none" fo:border-top="none" fo:border-bottom="0.75pt dotted #c0c0c0" style:writing-mode="lr-tb">
        <style:background-image/>
      </style:table-cell-properties>
    </style:style>
    <style:style style:name="Table1.3" style:family="table-row">
      <style:table-row-properties style:min-row-height="0.48cm" fo:background-color="transparent" fo:keep-together="auto">
        <style:background-image/>
      </style:table-row-properties>
    </style:style>
    <style:style style:name="Table1.B3" style:family="table-cell">
      <style:table-cell-properties style:vertical-align="middle" fo:background-color="#ff950e" fo:padding="0.265cm" fo:border-left="0.75pt dotted #c0c0c0" fo:border-right="none" fo:border-top="none" fo:border-bottom="0.75pt dotted #c0c0c0" style:writing-mode="lr-tb">
        <style:background-image/>
      </style:table-cell-properties>
    </style:style>
    <style:style style:name="Table1.C3" style:family="table-cell">
      <style:table-cell-properties style:vertical-align="middle" fo:background-color="#23ff23" fo:padding="0.265cm" fo:border-left="0.75pt dotted #c0c0c0" fo:border-right="none" fo:border-top="none" fo:border-bottom="0.75pt dotted #c0c0c0" style:writing-mode="lr-tb">
        <style:background-image/>
      </style:table-cell-properties>
    </style:style>
    <style:style style:name="Table1.D5" style:family="table-cell">
      <style:table-cell-properties style:vertical-align="middle" fo:background-color="#00b8ff" fo:padding="0.265cm" fo:border-left="0.75pt dotted #c0c0c0" fo:border-right="none" fo:border-top="none" fo:border-bottom="0.75pt dotted #c0c0c0" style:writing-mode="lr-tb">
        <style:background-image/>
      </style:table-cell-properties>
    </style:style>
    <style:style style:name="Table1.11" style:family="table-row">
      <style:table-row-properties style:min-row-height="1.438cm" fo:background-color="transparent" fo:keep-together="auto">
        <style:background-image/>
      </style:table-row-properties>
    </style:style>
    <style:style style:name="Table1.13" style:family="table-row">
      <style:table-row-properties style:min-row-height="0.48cm" fo:keep-together="auto"/>
    </style:style>
    <style:style style:name="Table1.B13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C13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D13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E13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F13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G13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H13" style:family="table-cell">
      <style:table-cell-properties style:vertical-align="middle" fo:padding="0.265cm" fo:border-left="0.75pt dotted #c0c0c0" fo:border-right="0.75pt solid #c0c0c0" fo:border-top="none" fo:border-bottom="0.75pt dotted #c0c0c0" style:writing-mode="lr-tb"/>
    </style:style>
    <style:style style:name="Table1.14" style:family="table-row">
      <style:table-row-properties style:min-row-height="0.48cm" fo:keep-together="auto"/>
    </style:style>
    <style:style style:name="Table1.B14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C14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D14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E14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F14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G14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H14" style:family="table-cell">
      <style:table-cell-properties style:vertical-align="middle" fo:padding="0.265cm" fo:border-left="0.75pt dotted #c0c0c0" fo:border-right="0.75pt solid #c0c0c0" fo:border-top="none" fo:border-bottom="0.75pt dotted #c0c0c0" style:writing-mode="lr-tb"/>
    </style:style>
    <style:style style:name="Table1.15" style:family="table-row">
      <style:table-row-properties style:min-row-height="0.48cm" fo:keep-together="auto"/>
    </style:style>
    <style:style style:name="Table1.B15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C15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D15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E15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F15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G15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H15" style:family="table-cell">
      <style:table-cell-properties style:vertical-align="middle" fo:padding="0.265cm" fo:border-left="0.75pt dotted #c0c0c0" fo:border-right="0.75pt solid #c0c0c0" fo:border-top="none" fo:border-bottom="0.75pt dotted #c0c0c0" style:writing-mode="lr-tb"/>
    </style:style>
    <style:style style:name="Table1.16" style:family="table-row">
      <style:table-row-properties style:min-row-height="0.48cm" fo:keep-together="auto"/>
    </style:style>
    <style:style style:name="Table1.B16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C16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D16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E16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F16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G16" style:family="table-cell">
      <style:table-cell-properties style:vertical-align="middle" fo:padding="0.265cm" fo:border-left="0.75pt dotted #c0c0c0" fo:border-right="none" fo:border-top="none" fo:border-bottom="0.75pt dotted #c0c0c0" style:writing-mode="lr-tb"/>
    </style:style>
    <style:style style:name="Table1.H16" style:family="table-cell">
      <style:table-cell-properties style:vertical-align="middle" fo:padding="0.265cm" fo:border-left="0.75pt dotted #c0c0c0" fo:border-right="0.75pt solid #c0c0c0" fo:border-top="none" fo:border-bottom="0.75pt dotted #c0c0c0" style:writing-mode="lr-tb"/>
    </style:style>
    <style:style style:name="Table1.17" style:family="table-row">
      <style:table-row-properties style:min-row-height="0.651cm" fo:keep-together="auto"/>
    </style:style>
    <style:style style:name="Table1.A17" style:family="table-cell">
      <style:table-cell-properties style:vertical-align="middle" fo:padding="0.265cm" fo:border-left="0.75pt solid #c0c0c0" fo:border-right="none" fo:border-top="none" fo:border-bottom="0.75pt solid #c0c0c0" style:writing-mode="lr-tb"/>
    </style:style>
    <style:style style:name="Table1.B17" style:family="table-cell">
      <style:table-cell-properties style:vertical-align="middle" fo:padding="0.265cm" fo:border-left="0.75pt dotted #c0c0c0" fo:border-right="none" fo:border-top="none" fo:border-bottom="0.75pt solid #c0c0c0" style:writing-mode="lr-tb"/>
    </style:style>
    <style:style style:name="Table1.C17" style:family="table-cell">
      <style:table-cell-properties style:vertical-align="middle" fo:padding="0.265cm" fo:border-left="0.75pt dotted #c0c0c0" fo:border-right="none" fo:border-top="none" fo:border-bottom="0.75pt solid #c0c0c0" style:writing-mode="lr-tb"/>
    </style:style>
    <style:style style:name="Table1.D17" style:family="table-cell">
      <style:table-cell-properties style:vertical-align="middle" fo:padding="0.265cm" fo:border-left="0.75pt dotted #c0c0c0" fo:border-right="none" fo:border-top="none" fo:border-bottom="0.75pt solid #c0c0c0" style:writing-mode="lr-tb"/>
    </style:style>
    <style:style style:name="Table1.E17" style:family="table-cell">
      <style:table-cell-properties style:vertical-align="middle" fo:padding="0.265cm" fo:border-left="0.75pt dotted #c0c0c0" fo:border-right="none" fo:border-top="none" fo:border-bottom="0.75pt solid #c0c0c0" style:writing-mode="lr-tb"/>
    </style:style>
    <style:style style:name="Table1.F17" style:family="table-cell">
      <style:table-cell-properties style:vertical-align="middle" fo:padding="0.265cm" fo:border-left="0.75pt dotted #c0c0c0" fo:border-right="none" fo:border-top="none" fo:border-bottom="0.75pt solid #c0c0c0" style:writing-mode="lr-tb"/>
    </style:style>
    <style:style style:name="Table1.G17" style:family="table-cell">
      <style:table-cell-properties style:vertical-align="middle" fo:padding="0.265cm" fo:border-left="0.75pt dotted #c0c0c0" fo:border-right="none" fo:border-top="none" fo:border-bottom="0.75pt solid #c0c0c0" style:writing-mode="lr-tb"/>
    </style:style>
    <style:style style:name="Table1.H17" style:family="table-cell">
      <style:table-cell-properties style:vertical-align="middle" fo:padding="0.265cm" fo:border-left="0.75pt dotted #c0c0c0" fo:border-right="0.75pt solid #c0c0c0" fo:border-top="none" fo:border-bottom="0.75pt solid #c0c0c0" style:writing-mode="lr-tb"/>
    </style:style>
    <style:style style:name="P1" style:family="paragraph" style:parent-style-name="Normal_20__28_Web_29_">
      <style:paragraph-properties fo:margin-top="0.494cm" fo:margin-bottom="0cm" style:line-height-at-least="0.476cm"/>
    </style:style>
    <style:style style:name="P2" style:family="paragraph" style:parent-style-name="Normal_20__28_Web_29_">
      <style:paragraph-properties fo:margin-top="0.494cm" fo:margin-bottom="0cm" style:line-height-at-least="0.476cm" fo:text-align="center" style:justify-single-word="false"/>
    </style:style>
    <style:style style:name="P3" style:family="paragraph" style:parent-style-name="Standard">
      <style:paragraph-properties style:line-height-at-least="0.476cm"/>
      <style:text-properties fo:color="#000000" style:font-name="Arial" fo:font-size="9.5pt" style:font-size-asian="9.5pt" style:font-name-complex="Arial" style:font-size-complex="9.5pt"/>
    </style:style>
    <style:style style:name="P4" style:family="paragraph" style:parent-style-name="Standard">
      <style:paragraph-properties style:line-height-at-least="0.476cm" style:snap-to-layout-grid="false"/>
      <style:text-properties fo:color="#000000" style:font-name="Arial" fo:font-size="9.5pt" style:font-size-asian="9.5pt" style:font-name-complex="Arial" style:font-size-complex="9.5pt"/>
    </style:style>
    <style:style style:name="P5" style:family="paragraph" style:parent-style-name="Standard">
      <style:paragraph-properties style:line-height-at-least="0.476cm"/>
      <style:text-properties fo:color="#000000" style:font-name="Arial" fo:font-size="9.5pt" style:font-size-asian="9.5pt" style:font-name-complex="Arial" style:font-size-complex="9.5pt"/>
    </style:style>
    <style:style style:name="P6" style:family="paragraph" style:parent-style-name="Standard">
      <style:paragraph-properties style:line-height-at-least="0.476cm" fo:text-align="end" style:justify-single-word="false"/>
      <style:text-properties fo:color="#000000" style:font-name="Arial" fo:font-size="9.5pt" style:font-size-asian="9.5pt" style:font-name-complex="Arial" style:font-size-complex="9.5pt"/>
    </style:style>
    <style:style style:name="P7" style:family="paragraph" style:parent-style-name="Standard">
      <style:paragraph-properties style:line-height-at-least="0.476cm"/>
    </style:style>
    <style:style style:name="P8" style:family="paragraph" style:parent-style-name="Heading_20_2" style:master-page-name="Standard">
      <style:paragraph-properties fo:margin-left="0cm" fo:margin-right="-1.905cm" style:line-height-at-least="0.476cm" fo:text-indent="0cm" style:auto-text-indent="false" style:page-number="auto"/>
      <style:text-properties style:font-name="Arial" fo:font-size="13.5pt" style:font-size-asian="13.5pt" style:font-name-complex="Arial" style:font-size-complex="13.5pt"/>
    </style:style>
    <style:style style:name="T1" style:family="text">
      <style:text-properties fo:color="#000000" style:font-name="Arial" fo:font-size="9.5pt" style:font-size-asian="9.5pt" style:font-name-complex="Arial" style:font-size-complex="9.5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Study Timetable</text:h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 table:style-name="Table1.1">
          <table:table-cell table:style-name="Table1.A1" office:value-type="string">
            <text:p text:style-name="P3"><draw:frame draw:style-name="fr1" draw:name="graphics1" text:anchor-type="as-char" svg:width="0.041cm" svg:height="0.041cm" draw:z-index="0"><draw:image xlink:href="Pictures/1000020000000001000000013B767A27.png" xlink:type="simple" xlink:show="embed" xlink:actuate="onLoad"/></draw:frame></text:p>
          </table:table-cell>
          <table:table-cell table:style-name="Table1.B1" office:value-type="string">
            <text:p text:style-name="P2"><text:span text:style-name="Strong_20_Emphasis"><text:span text:style-name="T1">Monday</text:span></text:span></text:p>
          </table:table-cell>
          <table:table-cell table:style-name="Table1.B1" office:value-type="string">
            <text:p text:style-name="P2"><text:span text:style-name="Strong_20_Emphasis"><text:span text:style-name="T1">Tuesday</text:span></text:span></text:p>
          </table:table-cell>
          <table:table-cell table:style-name="Table1.B1" office:value-type="string">
            <text:p text:style-name="P2"><text:span text:style-name="Strong_20_Emphasis"><text:span text:style-name="T1">Wednesday</text:span></text:span></text:p>
          </table:table-cell>
          <table:table-cell table:style-name="Table1.B1" office:value-type="string">
            <text:p text:style-name="P2"><text:span text:style-name="Strong_20_Emphasis"><text:span text:style-name="T1">Thursday</text:span></text:span></text:p>
          </table:table-cell>
          <table:table-cell table:style-name="Table1.B1" office:value-type="string">
            <text:p text:style-name="P2"><text:span text:style-name="Strong_20_Emphasis"><text:span text:style-name="T1">Friday</text:span></text:span></text:p>
          </table:table-cell>
          <table:table-cell table:style-name="Table1.B1" office:value-type="string">
            <text:p text:style-name="P2"><text:span text:style-name="Strong_20_Emphasis"><text:span text:style-name="T1">Saturday</text:span></text:span></text:p>
          </table:table-cell>
          <table:table-cell table:style-name="Table1.H1" office:value-type="string">
            <text:p text:style-name="P2"><text:span text:style-name="Strong_20_Emphasis"><text:span text:style-name="T1">Sunday</text:span>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Strong_20_Emphasis"><text:span text:style-name="T1">8-9am</text:span></text:span>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><draw:frame draw:style-name="fr1" draw:name="graphics4" text:anchor-type="as-char" svg:width="1.732cm" svg:height="0.041cm" draw:z-index="1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5" text:anchor-type="as-char" svg:width="1.732cm" svg:height="0.041cm" draw:z-index="2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6" text:anchor-type="as-char" svg:width="1.732cm" svg:height="0.041cm" draw:z-index="3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" text:anchor-type="as-char" svg:width="1.732cm" svg:height="0.041cm" draw:z-index="4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8" text:anchor-type="as-char" svg:width="1.732cm" svg:height="0.041cm" draw:z-index="5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9-10am </text:span></text:span></text:p>
          </table:table-cell>
          <table:table-cell table:style-name="Table1.B3" office:value-type="string">
            <text:p text:style-name="P3">COMP 3721</text:p>
            <text:p text:style-name="P3">Workshop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11" text:anchor-type="as-char" svg:width="1.732cm" svg:height="0.041cm" draw:z-index="51"><draw:image xlink:href="Pictures/1000020000000001000000013B767A27.png" xlink:type="simple" xlink:show="embed" xlink:actuate="onLoad"/></draw:frame></text:p>
          </table:table-cell>
          <table:table-cell table:style-name="Table1.B3" office:value-type="string">
            <text:p text:style-name="P3">COMP 3721 Lecture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14" text:anchor-type="as-char" svg:width="1.732cm" svg:height="0.041cm" draw:z-index="52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15" text:anchor-type="as-char" svg:width="1.732cm" svg:height="0.041cm" draw:z-index="53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10-11am </text:span></text:span></text:p>
          </table:table-cell>
          <table:table-cell table:style-name="Table1.B3" office:value-type="string">
            <text:p text:style-name="P3">COMP 3721 Workshop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18" text:anchor-type="as-char" svg:width="1.732cm" svg:height="0.041cm" draw:z-index="54"><draw:image xlink:href="Pictures/1000020000000001000000013B767A27.png" xlink:type="simple" xlink:show="embed" xlink:actuate="onLoad"/></draw:frame></text:p>
          </table:table-cell>
          <table:table-cell table:style-name="Table1.B3" office:value-type="string">
            <text:p text:style-name="P3">COMP 3721 Lecture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21" text:anchor-type="as-char" svg:width="1.732cm" svg:height="0.041cm" draw:z-index="55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22" text:anchor-type="as-char" svg:width="2.91cm" svg:height="0.041cm" draw:z-index="56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11am-12pm</text:span></text:span></text:p>
          </table:table-cell>
          <table:table-cell table:style-name="Table1.C3" office:value-type="string">
            <text:p text:style-name="P3">Project</text:p>
          </table:table-cell>
          <table:table-cell table:style-name="Table1.C3" office:value-type="string">
            <text:p text:style-name="P3">Project</text:p>
          </table:table-cell>
          <table:table-cell table:style-name="Table1.D5" office:value-type="string">
            <text:p text:style-name="P3">BUSN 3027 Lecture</text:p>
          </table:table-cell>
          <table:table-cell table:style-name="Table1.C3" office:value-type="string">
            <text:p text:style-name="P3">Project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28" text:anchor-type="as-char" svg:width="2.91cm" svg:height="0.041cm" draw:z-index="57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7"><draw:frame draw:style-name="fr1" draw:name="graphics29" text:anchor-type="as-char" svg:width="2.91cm" svg:height="0.041cm" draw:z-index="58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12-1pm </text:span></text:span></text:p>
          </table:table-cell>
          <table:table-cell table:style-name="Table1.C3" office:value-type="string">
            <text:p text:style-name="P3">Project</text:p>
          </table:table-cell>
          <table:table-cell table:style-name="Table1.C3" office:value-type="string">
            <text:p text:style-name="P3">Project</text:p>
          </table:table-cell>
          <table:table-cell table:style-name="Table1.D5" office:value-type="string">
            <text:p text:style-name="P3">BUSN 3027</text:p>
            <text:p text:style-name="P3">Lecture</text:p>
          </table:table-cell>
          <table:table-cell table:style-name="Table1.C3" office:value-type="string">
            <text:p text:style-name="P3">Project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35" text:anchor-type="as-char" svg:width="1.732cm" svg:height="0.041cm" draw:z-index="59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36" text:anchor-type="as-char" svg:width="1.732cm" svg:height="0.041cm" draw:z-index="60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1-2pm </text:span></text:span>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6"><draw:frame draw:style-name="fr1" draw:name="graphics38" text:anchor-type="as-char" svg:width="1.732cm" svg:height="0.041cm" draw:z-index="61"><draw:image xlink:href="Pictures/1000020000000001000000013B767A27.png" xlink:type="simple" xlink:show="embed" xlink:actuate="onLoad"/></draw:frame></text:p>
          </table:table-cell>
          <table:table-cell table:style-name="Table1.D5" office:value-type="string">
            <text:p text:style-name="P3">BUSN 3027</text:p>
            <text:p text:style-name="P3">Tutorial</text:p>
          </table:table-cell>
          <table:table-cell table:style-name="Table1.B2" office:value-type="string">
            <text:p text:style-name="P3"><draw:frame draw:style-name="fr1" draw:name="graphics40" text:anchor-type="as-char" svg:width="2.91cm" svg:height="0.041cm" draw:z-index="62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41" text:anchor-type="as-char" svg:width="2.91cm" svg:height="0.041cm" draw:z-index="63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3"><draw:frame draw:style-name="fr1" draw:name="graphics42" text:anchor-type="as-char" svg:width="2.91cm" svg:height="0.041cm" draw:z-index="64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43" text:anchor-type="as-char" svg:width="2.91cm" svg:height="0.041cm" draw:z-index="65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2-3pm </text:span></text:span></text:p>
          </table:table-cell>
          <table:table-cell table:style-name="Table1.C3" office:value-type="string">
            <text:p text:style-name="P3">Project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46" text:anchor-type="as-char" svg:width="2.91cm" svg:height="0.041cm" draw:z-index="67"><draw:image xlink:href="Pictures/1000020000000001000000013B767A27.png" xlink:type="simple" xlink:show="embed" xlink:actuate="onLoad"/></draw:frame>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48" text:anchor-type="as-char" svg:width="2.91cm" svg:height="0.041cm" draw:z-index="68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3"><draw:frame draw:style-name="fr1" draw:name="graphics49" text:anchor-type="as-char" svg:width="2.91cm" svg:height="0.041cm" draw:z-index="69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50" text:anchor-type="as-char" svg:width="2.91cm" svg:height="0.041cm" draw:z-index="70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3-4pm </text:span></text:span></text:p>
          </table:table-cell>
          <table:table-cell table:style-name="Table1.C3" office:value-type="string">
            <text:p text:style-name="P3">Project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/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55" text:anchor-type="as-char" svg:width="2.91cm" svg:height="0.041cm" draw:z-index="71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3"><draw:frame draw:style-name="fr1" draw:name="graphics56" text:anchor-type="as-char" svg:width="2.91cm" svg:height="0.041cm" draw:z-index="72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57" text:anchor-type="as-char" svg:width="2.91cm" svg:height="0.041cm" draw:z-index="73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4-5pm </text:span></text:span></text:p>
          </table:table-cell>
          <table:table-cell table:style-name="Table1.C3" office:value-type="string">
            <text:p text:style-name="P3">Project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/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3"><draw:frame draw:style-name="fr1" draw:name="graphics62" text:anchor-type="as-char" svg:width="2.91cm" svg:height="0.041cm" draw:z-index="74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3"><draw:frame draw:style-name="fr1" draw:name="graphics63" text:anchor-type="as-char" svg:width="2.91cm" svg:height="0.041cm" draw:z-index="75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64" text:anchor-type="as-char" svg:width="2.91cm" svg:height="0.041cm" draw:z-index="76"><draw:image xlink:href="Pictures/1000020000000001000000013B767A27.png" xlink:type="simple" xlink:show="embed" xlink:actuate="onLoad"/></draw:frame></text:p>
          </table:table-cell>
        </table:table-row>
        <table:table-row table:style-name="Table1.11">
          <table:table-cell table:style-name="Table1.A2" office:value-type="string">
            <text:p text:style-name="P1"><text:span text:style-name="Strong_20_Emphasis"><text:span text:style-name="T1">5-6pm </text:span></text:span></text:p>
          </table:table-cell>
          <table:table-cell table:style-name="Table1.C3" office:value-type="string">
            <text:p text:style-name="P3">Project</text:p>
          </table:table-cell>
          <table:table-cell table:style-name="Table1.B2" office:value-type="string">
            <text:p text:style-name="P7"><draw:frame draw:style-name="fr1" draw:name="graphics66" text:anchor-type="as-char" svg:width="2.91cm" svg:height="0.041cm" draw:z-index="66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7"><draw:frame draw:style-name="fr1" draw:name="graphics68" text:anchor-type="as-char" svg:width="2.91cm" svg:height="0.041cm" draw:z-index="6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3"><draw:frame draw:style-name="fr1" draw:name="graphics69" text:anchor-type="as-char" svg:width="2.91cm" svg:height="0.041cm" draw:z-index="7"><draw:image xlink:href="Pictures/1000020000000001000000013B767A27.png" xlink:type="simple" xlink:show="embed" xlink:actuate="onLoad"/></draw:frame></text:p>
          </table:table-cell>
          <table:table-cell table:style-name="Table1.B2" office:value-type="string">
            <text:p text:style-name="P3"><draw:frame draw:style-name="fr1" draw:name="graphics70" text:anchor-type="as-char" svg:width="2.91cm" svg:height="0.041cm" draw:z-index="8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1" text:anchor-type="as-char" svg:width="2.91cm" svg:height="0.041cm" draw:z-index="9"><draw:image xlink:href="Pictures/1000020000000001000000013B767A27.png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1"><text:span text:style-name="Strong_20_Emphasis"><text:span text:style-name="T1">6-7pm </text:span></text:span></text:p>
          </table:table-cell>
          <table:table-cell table:style-name="Table1.B2" office:value-type="string">
            <text:p text:style-name="P3"><draw:frame draw:style-name="fr1" draw:name="graphics72" text:anchor-type="as-char" svg:width="2.91cm" svg:height="0.041cm" draw:z-index="10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3" text:anchor-type="as-char" svg:width="2.91cm" svg:height="0.041cm" draw:z-index="11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4" text:anchor-type="as-char" svg:width="2.91cm" svg:height="0.041cm" draw:z-index="12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5" text:anchor-type="as-char" svg:width="2.91cm" svg:height="0.041cm" draw:z-index="13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6" text:anchor-type="as-char" svg:width="2.91cm" svg:height="0.041cm" draw:z-index="14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7" text:anchor-type="as-char" svg:width="2.91cm" svg:height="0.041cm" draw:z-index="15"><draw:image xlink:href="Pictures/1000020000000001000000013B767A27.png" xlink:type="simple" xlink:show="embed" xlink:actuate="onLoad"/></draw:frame></text:p>
          </table:table-cell>
          <table:table-cell table:style-name="Table1.C2" office:value-type="string">
            <text:p text:style-name="P3"><draw:frame draw:style-name="fr1" draw:name="graphics78" text:anchor-type="as-char" svg:width="2.91cm" svg:height="0.041cm" draw:z-index="16"><draw:image xlink:href="Pictures/1000020000000001000000013B767A27.png" xlink:type="simple" xlink:show="embed" xlink:actuate="onLoad"/></draw:frame></text:p>
          </table:table-cell>
        </table:table-row>
        <text:soft-page-break/>
        <table:table-row table:style-name="Table1.13">
          <table:table-cell table:style-name="Table1.A2" office:value-type="string">
            <text:p text:style-name="P1"><text:span text:style-name="Strong_20_Emphasis"><text:span text:style-name="T1">7-8pm </text:span></text:span></text:p>
          </table:table-cell>
          <table:table-cell table:style-name="Table1.B16" office:value-type="string">
            <text:p text:style-name="P3"><draw:frame draw:style-name="fr1" draw:name="graphics79" text:anchor-type="as-char" svg:width="2.91cm" svg:height="0.041cm" draw:z-index="17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0" text:anchor-type="as-char" svg:width="2.91cm" svg:height="0.041cm" draw:z-index="18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1" text:anchor-type="as-char" svg:width="2.91cm" svg:height="0.041cm" draw:z-index="19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2" text:anchor-type="as-char" svg:width="2.91cm" svg:height="0.041cm" draw:z-index="20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3" text:anchor-type="as-char" svg:width="2.91cm" svg:height="0.041cm" draw:z-index="21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4" text:anchor-type="as-char" svg:width="2.91cm" svg:height="0.041cm" draw:z-index="22"><draw:image xlink:href="Pictures/1000020000000001000000013B767A27.png" xlink:type="simple" xlink:show="embed" xlink:actuate="onLoad"/></draw:frame></text:p>
          </table:table-cell>
          <table:table-cell table:style-name="Table1.H16" office:value-type="string">
            <text:p text:style-name="P3"><draw:frame draw:style-name="fr1" draw:name="graphics85" text:anchor-type="as-char" svg:width="2.91cm" svg:height="0.041cm" draw:z-index="23"><draw:image xlink:href="Pictures/1000020000000001000000013B767A27.png" xlink:type="simple" xlink:show="embed" xlink:actuate="onLoad"/></draw:frame></text:p>
          </table:table-cell>
        </table:table-row>
        <table:table-row table:style-name="Table1.14">
          <table:table-cell table:style-name="Table1.A2" office:value-type="string">
            <text:p text:style-name="P1"><text:span text:style-name="Strong_20_Emphasis"><text:span text:style-name="T1">8-9pm </text:span></text:span></text:p>
          </table:table-cell>
          <table:table-cell table:style-name="Table1.B16" office:value-type="string">
            <text:p text:style-name="P3"><draw:frame draw:style-name="fr1" draw:name="graphics86" text:anchor-type="as-char" svg:width="2.91cm" svg:height="0.041cm" draw:z-index="24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7" text:anchor-type="as-char" svg:width="2.91cm" svg:height="0.041cm" draw:z-index="25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8" text:anchor-type="as-char" svg:width="2.91cm" svg:height="0.041cm" draw:z-index="26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89" text:anchor-type="as-char" svg:width="2.91cm" svg:height="0.041cm" draw:z-index="27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90" text:anchor-type="as-char" svg:width="2.91cm" svg:height="0.041cm" draw:z-index="28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91" text:anchor-type="as-char" svg:width="2.91cm" svg:height="0.041cm" draw:z-index="29"><draw:image xlink:href="Pictures/1000020000000001000000013B767A27.png" xlink:type="simple" xlink:show="embed" xlink:actuate="onLoad"/></draw:frame></text:p>
          </table:table-cell>
          <table:table-cell table:style-name="Table1.H16" office:value-type="string">
            <text:p text:style-name="P3"><draw:frame draw:style-name="fr1" draw:name="graphics92" text:anchor-type="as-char" svg:width="2.91cm" svg:height="0.041cm" draw:z-index="30"><draw:image xlink:href="Pictures/1000020000000001000000013B767A27.png" xlink:type="simple" xlink:show="embed" xlink:actuate="onLoad"/></draw:frame></text:p>
          </table:table-cell>
        </table:table-row>
        <table:table-row table:style-name="Table1.15">
          <table:table-cell table:style-name="Table1.A2" office:value-type="string">
            <text:p text:style-name="P1"><text:span text:style-name="Strong_20_Emphasis"><text:span text:style-name="T1">9-10pm </text:span></text:span></text:p>
          </table:table-cell>
          <table:table-cell table:style-name="Table1.B16" office:value-type="string">
            <text:p text:style-name="P3"><draw:frame draw:style-name="fr1" draw:name="graphics93" text:anchor-type="as-char" svg:width="2.91cm" svg:height="0.041cm" draw:z-index="31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94" text:anchor-type="as-char" svg:width="2.91cm" svg:height="0.041cm" draw:z-index="32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95" text:anchor-type="as-char" svg:width="2.91cm" svg:height="0.041cm" draw:z-index="33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96" text:anchor-type="as-char" svg:width="2.91cm" svg:height="0.041cm" draw:z-index="34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97" text:anchor-type="as-char" svg:width="2.91cm" svg:height="0.041cm" draw:z-index="35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98" text:anchor-type="as-char" svg:width="2.91cm" svg:height="0.041cm" draw:z-index="36"><draw:image xlink:href="Pictures/1000020000000001000000013B767A27.png" xlink:type="simple" xlink:show="embed" xlink:actuate="onLoad"/></draw:frame></text:p>
          </table:table-cell>
          <table:table-cell table:style-name="Table1.H16" office:value-type="string">
            <text:p text:style-name="P3"><draw:frame draw:style-name="fr1" draw:name="graphics99" text:anchor-type="as-char" svg:width="2.91cm" svg:height="0.041cm" draw:z-index="37"><draw:image xlink:href="Pictures/1000020000000001000000013B767A27.png" xlink:type="simple" xlink:show="embed" xlink:actuate="onLoad"/></draw:frame></text:p>
          </table:table-cell>
        </table:table-row>
        <table:table-row table:style-name="Table1.16">
          <table:table-cell table:style-name="Table1.A2" office:value-type="string">
            <text:p text:style-name="P1"><text:span text:style-name="Strong_20_Emphasis"><text:span text:style-name="T1">10-11pm </text:span></text:span></text:p>
          </table:table-cell>
          <table:table-cell table:style-name="Table1.B16" office:value-type="string">
            <text:p text:style-name="P3"><draw:frame draw:style-name="fr1" draw:name="graphics100" text:anchor-type="as-char" svg:width="2.91cm" svg:height="0.041cm" draw:z-index="38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101" text:anchor-type="as-char" svg:width="2.91cm" svg:height="0.041cm" draw:z-index="39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102" text:anchor-type="as-char" svg:width="2.91cm" svg:height="0.041cm" draw:z-index="40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103" text:anchor-type="as-char" svg:width="2.91cm" svg:height="0.041cm" draw:z-index="41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104" text:anchor-type="as-char" svg:width="2.91cm" svg:height="0.041cm" draw:z-index="42"><draw:image xlink:href="Pictures/1000020000000001000000013B767A27.png" xlink:type="simple" xlink:show="embed" xlink:actuate="onLoad"/></draw:frame></text:p>
          </table:table-cell>
          <table:table-cell table:style-name="Table1.G16" office:value-type="string">
            <text:p text:style-name="P3"><draw:frame draw:style-name="fr1" draw:name="graphics105" text:anchor-type="as-char" svg:width="2.91cm" svg:height="0.041cm" draw:z-index="43"><draw:image xlink:href="Pictures/1000020000000001000000013B767A27.png" xlink:type="simple" xlink:show="embed" xlink:actuate="onLoad"/></draw:frame></text:p>
          </table:table-cell>
          <table:table-cell table:style-name="Table1.H16" office:value-type="string">
            <text:p text:style-name="P3"><draw:frame draw:style-name="fr1" draw:name="graphics106" text:anchor-type="as-char" svg:width="2.91cm" svg:height="0.041cm" draw:z-index="44"><draw:image xlink:href="Pictures/1000020000000001000000013B767A27.png" xlink:type="simple" xlink:show="embed" xlink:actuate="onLoad"/></draw:frame></text:p>
          </table:table-cell>
        </table:table-row>
        <table:table-row table:style-name="Table1.17">
          <table:table-cell table:style-name="Table1.A17" office:value-type="string">
            <text:p text:style-name="P1"><text:span text:style-name="Strong_20_Emphasis"><text:span text:style-name="T1">11pm-12am</text:span></text:span></text:p>
          </table:table-cell>
          <table:table-cell table:style-name="Table1.B17" office:value-type="string">
            <text:p text:style-name="P3"><draw:frame draw:style-name="fr1" draw:name="graphics107" text:anchor-type="as-char" svg:width="2.91cm" svg:height="0.041cm" draw:z-index="45"><draw:image xlink:href="Pictures/1000020000000001000000013B767A27.png" xlink:type="simple" xlink:show="embed" xlink:actuate="onLoad"/></draw:frame></text:p>
          </table:table-cell>
          <table:table-cell table:style-name="Table1.C17" office:value-type="string">
            <text:p text:style-name="P3"><draw:frame draw:style-name="fr1" draw:name="graphics108" text:anchor-type="as-char" svg:width="2.91cm" svg:height="0.041cm" draw:z-index="46"><draw:image xlink:href="Pictures/1000020000000001000000013B767A27.png" xlink:type="simple" xlink:show="embed" xlink:actuate="onLoad"/></draw:frame></text:p>
          </table:table-cell>
          <table:table-cell table:style-name="Table1.D17" office:value-type="string">
            <text:p text:style-name="P3"><draw:frame draw:style-name="fr1" draw:name="graphics109" text:anchor-type="as-char" svg:width="2.91cm" svg:height="0.041cm" draw:z-index="47"><draw:image xlink:href="Pictures/1000020000000001000000013B767A27.png" xlink:type="simple" xlink:show="embed" xlink:actuate="onLoad"/></draw:frame></text:p>
          </table:table-cell>
          <table:table-cell table:style-name="Table1.E17" office:value-type="string">
            <text:p text:style-name="P3"><draw:frame draw:style-name="fr1" draw:name="graphics110" text:anchor-type="as-char" svg:width="2.91cm" svg:height="0.041cm" draw:z-index="48"><draw:image xlink:href="Pictures/1000020000000001000000013B767A27.png" xlink:type="simple" xlink:show="embed" xlink:actuate="onLoad"/></draw:frame></text:p>
          </table:table-cell>
          <table:table-cell table:style-name="Table1.F17" office:value-type="string">
            <text:p text:style-name="P3"><draw:frame draw:style-name="fr1" draw:name="graphics111" text:anchor-type="as-char" svg:width="2.91cm" svg:height="0.041cm" draw:z-index="49"><draw:image xlink:href="Pictures/1000020000000001000000013B767A27.png" xlink:type="simple" xlink:show="embed" xlink:actuate="onLoad"/></draw:frame></text:p>
          </table:table-cell>
          <table:table-cell table:style-name="Table1.G17" office:value-type="string">
            <text:p text:style-name="P3"><draw:frame draw:style-name="fr1" draw:name="graphics112" text:anchor-type="as-char" svg:width="2.91cm" svg:height="0.041cm" draw:z-index="50"><draw:image xlink:href="Pictures/1000020000000001000000013B767A27.png" xlink:type="simple" xlink:show="embed" xlink:actuate="onLoad"/></draw:frame></text:p>
          </table:table-cell>
          <table:table-cell table:style-name="Table1.H17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2cm" fo:margin-bottom="0.132cm" fo:padding="0cm" fo:border-left="none" fo:border-right="none" fo:border-top="none" fo:border-bottom="0.74pt solid #808080"/>
      <style:text-properties fo:color="#333399" fo:font-size="17pt" fo:font-weight="bold" style:font-size-asian="17pt" style:font-weight-asian="bold" style:font-size-complex="17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333399" style:text-underline-style="solid" style:text-underline-width="auto" style:text-underline-color="font-color"/>
    </style:style>
    <style:style style:name="page-nav-off" style:family="text" style:parent-style-name="Default_20_Paragraph_20_Font">
      <style:text-properties fo:color="#bbbbbb" fo:font-size="9.5pt" style:font-size-asian="9.5pt" style:font-size-complex="9.5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y Timetable</dc:title>
    <meta:initial-creator>ITShare </meta:initial-creator>
    <meta:creation-date>2016-03-01T12:26:49</meta:creation-date>
    <dc:creator>ITShare </dc:creator>
    <dc:date>2016-03-03T16:03:11</dc:date>
    <meta:editing-cycles>7</meta:editing-cycles>
    <meta:editing-duration>PT17M28S</meta:editing-duration>
    <meta:generator>LibreOffice/3.5$Linux_x86 LibreOffice_project/350m1$Build-2</meta:generator>
    <meta:document-statistic meta:table-count="1" meta:image-count="77" meta:object-count="0" meta:page-count="2" meta:paragraph-count="133" meta:word-count="68" meta:character-count="523" meta:non-whitespace-character-count="421"/>
    <meta:user-defined meta:name="Info 1"/>
    <meta:user-defined meta:name="Info 2"/>
    <meta:user-defined meta:name="Info 3"/>
    <meta:user-defined meta:name="Info 4"/>
  </office:meta>
</office:document-meta>
</file>